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3.507cm"/>
    </style:style>
    <style:style style:name="pr2" style:family="presentation" style:parent-style-name="harmaa2-notes">
      <style:graphic-properties draw:fill-color="#ffffff" draw:auto-grow-height="true" fo:min-height="13.365cm"/>
    </style:style>
    <style:style style:name="pr3" style:family="presentation" style:parent-style-name="harmaa2-title">
      <style:graphic-properties fo:min-height="3.256cm"/>
    </style:style>
    <style:style style:name="pr4" style:family="presentation" style:parent-style-name="harmaa2-outline1">
      <style:graphic-properties draw:stroke="none" draw:fill="none" fo:min-height="13.609cm"/>
    </style:style>
    <style:style style:name="pr5" style:family="presentation" style:parent-style-name="harmaa2-notes">
      <style:graphic-properties draw:fill-color="#ffffff" fo:min-height="13.114cm"/>
    </style:style>
    <style:style style:name="pr6" style:family="presentation" style:parent-style-name="harmaa2-outline1">
      <style:graphic-properties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  <style:text-properties fo:font-size="36pt" fo:font-weight="normal" style:font-size-asian="36pt" style:font-weight-asian="normal" style:font-size-complex="36pt" style:font-weight-complex="normal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6pt" fo:font-weight="normal" style:font-size-asian="36pt" style:font-weight-asian="normal" style:font-size-complex="36pt" style:font-weight-complex="normal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1.837cm" presentation:class="title" presentation:user-transformed="true">
          <draw:text-box>
            <text:p>Friend me!<text:line-break/><text:span text:style-name="T1">1stvamp</text:span></text:p>
          </draw:text-box>
        </draw:frame>
        <draw:frame presentation:style-name="pr1" draw:text-style-name="P3" draw:layer="layout" svg:width="25.199cm" svg:height="4.612cm" svg:x="1.301cm" svg:y="7.948cm" presentation:class="title" presentation:user-transformed="true">
          <draw:text-box>
            <text:p text:style-name="P2"><text:span text:style-name="T2">Data-mining the social web using web service APIs for well known social networking sites, e.g. Facebook, Twitter, Bebo, Delicious, etc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Who I am</text:p>
          </draw:text-box>
        </draw:frame>
        <draw:frame presentation:style-name="pr4" draw:layer="layout" svg:width="25.199cm" svg:height="13.945cm" svg:x="1.4cm" svg:y="4.914cm" presentation:class="outline" presentation:user-transformed="true">
          <draw:text-box>
            <text:list text:style-name="L2">
              <text:list-item>
                <text:p>Wes Mason</text:p>
              </text:list-item>
              <text:list-item>
                <text:p>aka 1stvamp</text:p>
              </text:list-item>
              <text:list-item>
                <text:p>Web developer from Yorkshire</text:p>
              </text:list-item>
              <text:list-item>
                <text:p>Work @ isotoma.com</text:p>
              </text:list-item>
              <text:list-item>
                <text:p>Organise leeds2600 - <text:span text:style-name="T3">http://leeds2600.org.uk/</text:span></text:p>
                <text:p/>
              </text:list-item>
              <text:list-item>
                <text:p>See <text:span text:style-name="T3">http://1stvamp.org/</text:span> &amp; <text:span text:style-name="T3">http://wesleymason.name/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4.057cm" svg:x="1.4cm" svg:y="0.562cm" presentation:class="title" presentation:user-transformed="true">
          <draw:text-box>
            <text:p>The “social web”,<text:line-break/>what’s thattabout den?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Social networking – linking ”contacts” together into networks to share information, find other contacts.</text:p>
              </text:list-item>
              <text:list-item>
                <text:p>Popularised by Friendster, Orkut, Facebook, Bebo, Twitter et 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4.057cm" svg:x="1.4cm" svg:y="0.562cm" presentation:class="title" presentation:user-transformed="true">
          <draw:text-box>
            <text:p>Data mining, identity theft, social engineering, and digital forensic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Data mining - the process of extracting hidden patterns from data [<text:span text:style-name="T4">Wikipedia</text:span><text:span text:style-name="T5">]</text:span>.</text:p>
              </text:list-item>
              <text:list-item>
                <text:p>Identity theft – tin on, does what it says.</text:p>
              </text:list-item>
              <text:list-item>
                <text:p>Social engineering – getting what you want by making people think they want to give you it.</text:p>
              </text:list-item>
              <text:list-item>
                <text:p>Digital forensics - analysis of digital media to detect forgery or manipulation [<text:span text:style-name="T4">Wiktionary</text:span><text:span text:style-name="T5">]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he case of the missing tweet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Mysterious tweet</text:p>
              </text:list-item>
              <text:list-item>
                <text:p>Dubious origin</text:p>
              </text:list-item>
              <text:list-item>
                <text:p>Mismatching timestamps</text:p>
              </text:list-item>
              <text:list-item>
                <text:p>Results not in the Twitter search ca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Tools of the trade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Various API client libraries available for different environments and languages.</text:p>
              </text:list-item>
              <text:list-item>
                <text:p>Usual suspects – wget, curl, telnet, Wireshark, tcpdump</text:p>
              </text:list-item>
              <text:list-item>
                <text:p>Firebug in Firefox, inspect in Google Chrome</text:p>
              </text:list-item>
              <text:list-item>
                <text:p>oXygen / your editor of choice (cue emacs vs. vi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Is, apps, loopholes &amp; exploits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Nearly all provide RESTful APIs – preferred over SOAP/xml-rpc, especially for <text:span text:style-name="T4">curl-</text:span><text:span text:style-name="T5">ing.</text:span></text:p>
              </text:list-item>
              <text:list-item>
                <text:p><text:span text:style-name="T5">Most of the good stuff requires auth, usually either a custom API request with tokens, HTTPAuth or oAuth.</text:span></text:p>
              </text:list-item>
              <text:list-item>
                <text:p><text:span text:style-name="T5">May require a developer account; also writing an ”app”, ala Facebook and Bebo app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7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Is, apps, loopholes &amp; exploits<text:span text:style-name="T6"> cont.</text:span>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Apps don't need to be full user experiences, they can be written purely as wrappers around API calls. You could do most of this, unsandboxed, on MySpace/Facebook/Bebo without approval of the app.</text:p>
              </text:list-item>
              <text:list-item>
                <text:p>Approved apps usually don't require re-approval after code chang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cm" svg:y="2.257cm" draw:page-number="8" presentation:class="page"/>
          <draw:frame presentation:style-name="pr5" draw:text-style-name="P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APIs, apps, loopholes &amp; exploits<text:span text:style-name="T6"> cont.</text:span>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Facebook apps get access to profile methods when added (see article on pg32/33 of 2600 winter ed. '07/'08).</text:p>
              </text:list-item>
              <text:list-item>
                <text:p>Most services don't restrict access to contact/friend lists – and info is often re-aggregated inside networks.</text:p>
              </text:list-item>
              <text:list-item>
                <text:p>Services such as Friendfeed don't always honour external privacy setting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Stalking Miss Daisy</text:p>
          </draw:text-box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Outro</text:p>
          </draw:text-box>
        </draw:frame>
        <draw:frame presentation:style-name="pr6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5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zen_5f_tausta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harmaa2-title">
      <style:graphic-properties draw:fill-color="#ffffff" draw:auto-grow-height="false" fo:min-height="3.507cm"/>
    </style:style>
    <style:style style:name="Mpr2" style:family="presentation" style:parent-style-name="harmaa2-outline1">
      <style:graphic-properties draw:fill-color="#ffffff" draw:auto-grow-height="false" fo:min-height="13.86cm"/>
    </style:style>
    <style:style style:name="M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harmaa2" style:page-layout-name="PM1" draw:style-name="Mdp1">
      <office:forms form:automatic-focus="false" form:apply-design-mode="false"/>
      <draw:frame presentation:style-name="Mpr1" draw:text-style-name="MP3" draw:layer="backgroundobjects" svg:width="25.199cm" svg:height="3.506cm" svg:x="1.4cm" svg:y="0.837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0.5cm" svg:x="11.261cm" svg:y="20.5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0.5cm" svg:x="0.5cm" svg:y="20.5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6.523cm" svg:height="0.5cm" svg:x="20cm" svg:y="20.5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09-12-05T08:15:13</meta:creation-date>
    <dc:language>fi-FI</dc:language>
    <meta:editing-cycles>15</meta:editing-cycles>
    <meta:editing-duration>PT02H08M11S</meta:editing-duration>
    <meta:initial-creator>Wesley Mason</meta:initial-creator>
    <dc:date>2009-12-05T10:25:13</dc:date>
    <dc:creator>Wesley Mason</dc:creator>
    <dc:subject>Data mining the social web</dc:subject>
    <dc:title>Friend me!</dc:title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Grey.otp"/>
  </office:meta>
</office:document-meta>
</file>